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015fcd" officeooo:paragraph-rsid="00015fcd"/>
    </style:style>
    <style:style style:name="P2" style:family="paragraph" style:parent-style-name="Standard">
      <style:text-properties style:font-name="Liberation Mono" officeooo:rsid="0004e0d5" officeooo:paragraph-rsid="0004e0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mor como fuego</text:p>
      <text:p text:style-name="P2">Hillsong</text:p>
      <text:p text:style-name="P2"/>
      <text:p text:style-name="P2">Intro: </text:p>
      <text:p text:style-name="P2">.E-C#m-B-A-E</text:p>
      <text:p text:style-name="P2"/>
      <text:p text:style-name="P2">. <text:s text:c="9"/>E</text:p>
      <text:p text:style-name="P2">Anhelo un toque de Tu amor</text:p>
      <text:p text:style-name="P2">. <text:s text:c="20"/>C#m</text:p>
      <text:p text:style-name="P2">Sólo un destello de Tu gloria en mí Señor</text:p>
      <text:p text:style-name="P2">. <text:s text:c="19"/>B</text:p>
      <text:p text:style-name="P2">En un momento todo puedes transformar</text:p>
      <text:p text:style-name="P2">. <text:s text:c="4"/>A <text:s text:c="13"/>E</text:p>
      <text:p text:style-name="P2">Mi vida has cambiado Dios</text:p>
      <text:p text:style-name="P2"/>
      <text:p text:style-name="P2">. <text:s text:c="9"/>E</text:p>
      <text:p text:style-name="P2">Y no alcanzo a comprender</text:p>
      <text:p text:style-name="P2">. <text:s text:c="21"/>C#m</text:p>
      <text:p text:style-name="P2">Tu amor sostiene por coMpleto hoy mi ser</text:p>
      <text:p text:style-name="P2">. <text:s text:c="19"/>B</text:p>
      <text:p text:style-name="P2">Tu gracia y sangre que mi vida transformó</text:p>
      <text:p text:style-name="P2">. <text:s text:c="4"/>A <text:s text:c="11"/>E</text:p>
      <text:p text:style-name="P2">Borraste mi pasado Dios</text:p>
      <text:p text:style-name="P2"/>
      <text:p text:style-name="P2"/>
      <text:p text:style-name="P2">Coro:</text:p>
      <text:p text:style-name="P2">. <text:s text:c="14"/>C#m <text:s text:c="7"/>A <text:s text:c="12"/>E <text:s text:c="5"/>B</text:p>
      <text:p text:style-name="P2">Tu amor es como fuego, que arde en mi interior</text:p>
      <text:p text:style-name="P2">. <text:s text:c="8"/>C#m <text:s text:c="5"/>A <text:s text:c="8"/>E</text:p>
      <text:p text:style-name="P2">Mi único anhelo, rendirte adoración</text:p>
      <text:p text:style-name="P2">. <text:s text:c="6"/>B <text:s text:c="7"/>E</text:p>
      <text:p text:style-name="P2">Con Tu fuego lléname</text:p>
      <text:p text:style-name="P2"/>
      <text:p text:style-name="P2">. <text:s text:c="9"/>E</text:p>
      <text:p text:style-name="P2">Que Tu amor me atraiga</text:p>
      <text:p text:style-name="P2">. <text:s text:c="9"/>B</text:p>
      <text:p text:style-name="P2">Al lugar donde Tú estás</text:p>
      <text:p text:style-name="P2">.C#m <text:s text:c="6"/>A <text:s text:c="7"/>E</text:p>
      <text:p text:style-name="P2">Quiero más de Ti Señor</text:p>
      <text:p text:style-name="P2"/>
      <text:p text:style-name="P2">(Add to second coro)</text:p>
      <text:p text:style-name="P2">. <text:s text:c="9"/>E</text:p>
      <text:p text:style-name="P2">En la cruz hoy me rindo</text:p>
      <text:p text:style-name="P2">. <text:s text:c="9"/>B</text:p>
      <text:p text:style-name="P2">Seguiré Tu llamado Dios</text:p>
      <text:p text:style-name="P2">.C# <text:s text:c="7"/>A <text:s text:c="7"/>E</text:p>
      <text:p text:style-name="P2">Cristo pertenezco a Ti</text:p>
      <text:p text:style-name="P2"/>
      <text:p text:style-name="P2">Verso II:</text:p>
      <text:p text:style-name="P2">. <text:s text:c="8"/>E</text:p>
      <text:p text:style-name="P2">Me rindo ante Ti Jesús</text:p>
      <text:p text:style-name="P2">. <text:s text:c="25"/>C#m</text:p>
      <text:p text:style-name="P2">Me entrego humilde ante el mensaje de la cruz</text:p>
      <text:p text:style-name="P2">. <text:s text:c="16"/>B</text:p>
      <text:p text:style-name="P2">Y me abandono en Tu presencia y amor</text:p>
      <text:p text:style-name="P2">. <text:s text:c="3"/>A <text:s text:c="11"/>E</text:p>
      <text:p text:style-name="P2">Jamás seré igual oh Dios (repite el cor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15.7cm" style:num-format="1" style:print-orientation="landscape" fo:margin-top="0.499cm" fo:margin-bottom="0.499cm" fo:margin-left="0.499cm" fo:margin-right="0.499cm" style:writing-mode="lr-tb" style:footnote-max-height="0cm">
        <style:columns fo:column-count="2">
          <style:column-sep style:width="0.018cm" style:color="#000000" style:height="100%" style:style="solid"/>
          <style:column style:rel-width="8245*" fo:start-indent="0cm" fo:end-indent="0.249cm"/>
          <style:column style:rel-width="8026*" fo:start-indent="0.2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shington Delgado</meta:initial-creator>
    <meta:creation-date>2015-05-26T19:01:22.098740124</meta:creation-date>
    <dc:date>2015-05-26T19:12:00.031896498</dc:date>
    <dc:creator>Washington Delgado</dc:creator>
    <meta:editing-duration>PT9M6S</meta:editing-duration>
    <meta:editing-cycles>5</meta:editing-cycles>
    <meta:generator>LibreOffice/4.4.2.2$Linux_x86 LibreOffice_project/40m0$Build-2</meta:generator>
    <meta:document-statistic meta:table-count="0" meta:image-count="0" meta:object-count="0" meta:page-count="1" meta:paragraph-count="49" meta:word-count="195" meta:character-count="1141" meta:non-whitespace-character-count="667"/>
  </office:meta>
</office:document-meta>
</file>